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asses" style:family="table">
      <style:table-properties style:width="17cm" table:align="margins"/>
    </style:style>
    <style:style style:name="Classes.A" style:family="table-column">
      <style:table-column-properties style:column-width="4.249cm" style:rel-column-width="16383*"/>
    </style:style>
    <style:style style:name="Classes.D" style:family="table-column">
      <style:table-column-properties style:column-width="4.251cm" style:rel-column-width="16386*"/>
    </style:style>
    <style:style style:name="Classe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lasses.D1" style:family="table-cell">
      <style:table-cell-properties fo:background-color="#dddddd" fo:padding="0.097cm" fo:border="0.05pt solid #000000">
        <style:background-image/>
      </style:table-cell-properties>
    </style:style>
    <style:style style:name="Classes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Classes.D2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4" style:family="table-cell">
      <style:table-cell-properties fo:background-color="#6600cc" fo:padding="0.097cm" fo:border-left="0.05pt solid #000000" fo:border-right="none" fo:border-top="none" fo:border-bottom="0.05pt solid #000000">
        <style:background-image/>
      </style:table-cell-properties>
    </style:style>
    <style:style style:name="Classes.D4" style:family="table-cell">
      <style:table-cell-properties fo:background-color="#66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6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Classes.D6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8" style:family="table-cell">
      <style:table-cell-properties fo:background-color="#99ff33" fo:padding="0.097cm" fo:border-left="0.05pt solid #000000" fo:border-right="none" fo:border-top="none" fo:border-bottom="0.05pt solid #000000">
        <style:background-image/>
      </style:table-cell-properties>
    </style:style>
    <style:style style:name="Classes.D8" style:family="table-cell">
      <style:table-cell-properties fo:background-color="#99ff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10" style:family="table-cell">
      <style:table-cell-properties fo:background-color="#cc9900" fo:padding="0.097cm" fo:border-left="0.05pt solid #000000" fo:border-right="none" fo:border-top="none" fo:border-bottom="0.05pt solid #000000">
        <style:background-image/>
      </style:table-cell-properties>
    </style:style>
    <style:style style:name="Classes.D10" style:family="table-cell">
      <style:table-cell-properties fo:background-color="#cc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12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Classes.D1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14" style:family="table-cell">
      <style:table-cell-properties fo:padding="0.097cm" fo:border-left="0.05pt solid #000000" fo:border-right="none" fo:border-top="none" fo:border-bottom="0.05pt solid #000000"/>
    </style:style>
    <style:style style:name="Classes.B14" style:family="table-cell">
      <style:table-cell-properties fo:padding="0.097cm" fo:border-left="0.05pt solid #000000" fo:border-right="none" fo:border-top="none" fo:border-bottom="0.05pt solid #000000"/>
    </style:style>
    <style:style style:name="Classes.C14" style:family="table-cell">
      <style:table-cell-properties fo:padding="0.097cm" fo:border-left="0.05pt solid #000000" fo:border-right="none" fo:border-top="none" fo:border-bottom="0.05pt solid #000000"/>
    </style:style>
    <style:style style:name="Classes.D14" style:family="table-cell">
      <style:table-cell-properties fo:padding="0.097cm" fo:border-left="0.05pt solid #000000" fo:border-right="0.05pt solid #000000" fo:border-top="none" fo:border-bottom="0.05pt solid #000000"/>
    </style:style>
    <style:style style:name="Classes.A15" style:family="table-cell">
      <style:table-cell-properties fo:padding="0.097cm" fo:border-left="0.05pt solid #000000" fo:border-right="none" fo:border-top="none" fo:border-bottom="0.05pt solid #000000"/>
    </style:style>
    <style:style style:name="Classes.B15" style:family="table-cell">
      <style:table-cell-properties fo:padding="0.097cm" fo:border-left="0.05pt solid #000000" fo:border-right="none" fo:border-top="none" fo:border-bottom="0.05pt solid #000000"/>
    </style:style>
    <style:style style:name="Classes.C15" style:family="table-cell">
      <style:table-cell-properties fo:padding="0.097cm" fo:border-left="0.05pt solid #000000" fo:border-right="none" fo:border-top="none" fo:border-bottom="0.05pt solid #000000"/>
    </style:style>
    <style:style style:name="Classes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5e14" officeooo:paragraph-rsid="001c5e14"/>
    </style:style>
    <style:style style:name="P2" style:family="paragraph" style:parent-style-name="Table_20_Contents">
      <style:text-properties officeooo:rsid="001d8e3f" officeooo:paragraph-rsid="001d8e3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1f0536" officeooo:paragraph-rsid="001f0536"/>
    </style:style>
    <style:style style:name="P5" style:family="paragraph" style:parent-style-name="Table_20_Contents">
      <style:text-properties officeooo:rsid="0020afcc" officeooo:paragraph-rsid="0020afcc"/>
    </style:style>
    <style:style style:name="P6" style:family="paragraph" style:parent-style-name="Table_20_Contents">
      <style:text-properties officeooo:rsid="00227e93" officeooo:paragraph-rsid="00227e93"/>
    </style:style>
    <style:style style:name="P7" style:family="paragraph" style:parent-style-name="Table_20_Contents">
      <style:text-properties officeooo:rsid="0022831b" officeooo:paragraph-rsid="0022831b"/>
    </style:style>
    <style:style style:name="P8" style:family="paragraph" style:parent-style-name="Table_20_Contents">
      <style:text-properties officeooo:rsid="00247391" officeooo:paragraph-rsid="00247391"/>
    </style:style>
    <style:style style:name="P9" style:family="paragraph" style:parent-style-name="Table_20_Contents">
      <style:text-properties officeooo:rsid="0025aea1" officeooo:paragraph-rsid="0025aea1"/>
    </style:style>
    <style:style style:name="P10" style:family="paragraph" style:parent-style-name="Table_20_Contents">
      <style:text-properties officeooo:rsid="0026562e" officeooo:paragraph-rsid="0026562e"/>
    </style:style>
    <style:style style:name="P11" style:family="paragraph" style:parent-style-name="Table_20_Contents">
      <style:text-properties officeooo:rsid="00281461" officeooo:paragraph-rsid="00281461"/>
    </style:style>
    <style:style style:name="P12" style:family="paragraph" style:parent-style-name="Table_20_Contents">
      <style:text-properties officeooo:rsid="002d3ae1" officeooo:paragraph-rsid="002d3ae1" fo:background-color="transparent"/>
    </style:style>
    <style:style style:name="P13" style:family="paragraph" style:parent-style-name="Table_20_Contents">
      <style:text-properties officeooo:rsid="002dcb5b" officeooo:paragraph-rsid="002dcb5b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rsid="00281461" officeooo:paragraph-rsid="00281461" fo:background-color="#006600"/>
    </style:style>
    <style:style style:name="P15" style:family="paragraph" style:parent-style-name="Table_20_Contents">
      <style:paragraph-properties fo:text-align="start" style:justify-single-word="false"/>
      <style:text-properties fo:color="#000000" officeooo:rsid="00227e93" officeooo:paragraph-rsid="002dcb5b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fo:color="#000000" officeooo:rsid="002dcb5b" officeooo:paragraph-rsid="002dcb5b" fo:background-color="transparent"/>
    </style:style>
    <style:style style:name="P17" style:family="paragraph" style:parent-style-name="Table_20_Contents">
      <style:text-properties officeooo:rsid="002dcb5b" officeooo:paragraph-rsid="002dcb5b"/>
    </style:style>
    <style:style style:name="T1" style:family="text">
      <style:text-properties officeooo:rsid="001d8e3f"/>
    </style:style>
    <style:style style:name="T2" style:family="text">
      <style:text-properties officeooo:rsid="001f0536"/>
    </style:style>
    <style:style style:name="T3" style:family="text">
      <style:text-properties officeooo:rsid="0022831b"/>
    </style:style>
    <style:style style:name="T4" style:family="text">
      <style:text-properties officeooo:rsid="0029862e"/>
    </style:style>
    <style:style style:name="T5" style:family="text">
      <style:text-properties officeooo:rsid="002dc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lasses" table:style-name="Classes">
        <table:table-column table:style-name="Classes.A" table:number-columns-repeated="3"/>
        <table:table-column table:style-name="Classes.D"/>
        <table:table-row>
          <table:table-cell table:style-name="Classes.A1" office:value-type="string">
            <text:p text:style-name="P1">Classe</text:p>
          </table:table-cell>
          <table:table-cell table:style-name="Classes.A1" office:value-type="string">
            <text:p text:style-name="P1">Habilidade</text:p>
          </table:table-cell>
          <table:table-cell table:style-name="Classes.A1" office:value-type="string">
            <text:p text:style-name="P1">Armas usadas</text:p>
          </table:table-cell>
          <table:table-cell table:style-name="Classes.D1" office:value-type="string">
            <text:p text:style-name="P1">Locais </text:p>
          </table:table-cell>
        </table:table-row>
        <table:table-row>
          <table:table-cell table:style-name="Classes.A2" office:value-type="string">
            <text:p text:style-name="P1">Detetive</text:p>
          </table:table-cell>
          <table:table-cell table:style-name="Classes.A2" office:value-type="string">
            <text:p text:style-name="Table_20_Contents">Investigar: o detetive compra 2 cartas e <text:span text:style-name="T1">distribui mais 2 cartas para jogadores de sua preferência</text:span></text:p>
          </table:table-cell>
          <table:table-cell table:style-name="Classes.A2" office:value-type="string">
            <text:p text:style-name="P2">Pistola <text:span text:style-name="T2">9</text:span>mm, <text:span text:style-name="T5">Soco inglês</text:span></text:p>
          </table:table-cell>
          <table:table-cell table:style-name="Classes.D2" office:value-type="string">
            <text:p text:style-name="P9">Tribunal</text:p>
          </table:table-cell>
        </table:table-row>
        <table:table-row>
          <table:table-cell table:style-name="Classes.A2" office:value-type="string">
            <text:p text:style-name="P1">Policial</text:p>
          </table:table-cell>
          <table:table-cell table:style-name="Classes.A2" office:value-type="string">
            <text:p text:style-name="P6">Abuso de poder: <text:span text:style-name="T3">impede alguém de defender outro de uma acusação</text:span></text:p>
          </table:table-cell>
          <table:table-cell table:style-name="Classes.A2" office:value-type="string">
            <text:p text:style-name="P4">Pistola 9mm, <text:span text:style-name="T5">Canivete</text:span></text:p>
          </table:table-cell>
          <table:table-cell table:style-name="Classes.D2" office:value-type="string">
            <text:p text:style-name="P8">Delegacia</text:p>
          </table:table-cell>
        </table:table-row>
        <table:table-row>
          <table:table-cell table:style-name="Classes.A4" office:value-type="string">
            <text:p text:style-name="P1">Espião</text:p>
          </table:table-cell>
          <table:table-cell table:style-name="Classes.A4" office:value-type="string">
            <text:p text:style-name="P5">Espionar: <text:span text:style-name="T3">olha as cartas de um jogador e pega uma delas para si mesmo </text:span></text:p>
          </table:table-cell>
          <table:table-cell table:style-name="Classes.A4" office:value-type="string">
            <text:p text:style-name="P5">Faca, <text:span text:style-name="T5">Gás</text:span></text:p>
          </table:table-cell>
          <table:table-cell table:style-name="Classes.D4" office:value-type="string">
            <text:p text:style-name="P9">Embaixada</text:p>
          </table:table-cell>
        </table:table-row>
        <table:table-row>
          <table:table-cell table:style-name="Classes.A4" office:value-type="string">
            <text:p text:style-name="P1">Agente Secreto</text:p>
          </table:table-cell>
          <table:table-cell table:style-name="Classes.A4" office:value-type="string">
            <text:p text:style-name="P5">Seduzir: obriga algum jogador a defendê-lo</text:p>
          </table:table-cell>
          <table:table-cell table:style-name="Classes.A4" office:value-type="string">
            <text:p text:style-name="P5">Faca, <text:span text:style-name="T5">Veneno</text:span></text:p>
          </table:table-cell>
          <table:table-cell table:style-name="Classes.D4" office:value-type="string">
            <text:p text:style-name="P9">Cassino</text:p>
          </table:table-cell>
        </table:table-row>
        <table:table-row>
          <table:table-cell table:style-name="Classes.A6" office:value-type="string">
            <text:p text:style-name="P1">Criminoso</text:p>
          </table:table-cell>
          <table:table-cell table:style-name="Classes.A6" office:value-type="string">
            <text:p text:style-name="P4">Ameaçar: anula a acusação de alguém</text:p>
          </table:table-cell>
          <table:table-cell table:style-name="Classes.A6" office:value-type="string">
            <text:p text:style-name="P5"><text:span text:style-name="T5">Colt</text:span> .38, <text:span text:style-name="T5">Soco inglês</text:span></text:p>
          </table:table-cell>
          <table:table-cell table:style-name="Classes.D6" office:value-type="string">
            <text:p text:style-name="P6">Bar</text:p>
          </table:table-cell>
        </table:table-row>
        <table:table-row>
          <table:table-cell table:style-name="Classes.A6" office:value-type="string">
            <text:p text:style-name="P1">Contrabandista</text:p>
          </table:table-cell>
          <table:table-cell table:style-name="Classes.A6" office:value-type="string">
            <text:p text:style-name="P4">Sumiço: descarta duas armas da mesa</text:p>
          </table:table-cell>
          <table:table-cell table:style-name="Classes.A6" office:value-type="string">
            <text:p text:style-name="P5"><text:span text:style-name="T5">Colt</text:span> .38, <text:span text:style-name="T5">Adaga Cerimonial</text:span></text:p>
          </table:table-cell>
          <table:table-cell table:style-name="Classes.D6" office:value-type="string">
            <text:p text:style-name="P8">Armazém abandonado</text:p>
          </table:table-cell>
        </table:table-row>
        <table:table-row>
          <table:table-cell table:style-name="Classes.A8" office:value-type="string">
            <text:p text:style-name="P1">Médico</text:p>
          </table:table-cell>
          <table:table-cell table:style-name="Classes.A8" office:value-type="string">
            <text:p text:style-name="P5">Autópsia: <text:span text:style-name="T3">descarta 1 ferimento da vítima</text:span></text:p>
          </table:table-cell>
          <table:table-cell table:style-name="Classes.A8" office:value-type="string">
            <text:p text:style-name="P17">Overdose, Faca</text:p>
            <text:p text:style-name="P10"/>
          </table:table-cell>
          <table:table-cell table:style-name="Classes.D8" office:value-type="string">
            <text:p text:style-name="P9">Consultório</text:p>
          </table:table-cell>
        </table:table-row>
        <table:table-row>
          <table:table-cell table:style-name="Classes.A8" office:value-type="string">
            <text:p text:style-name="P6">Paramédico</text:p>
          </table:table-cell>
          <table:table-cell table:style-name="Classes.A8" office:value-type="string">
            <text:p text:style-name="P6">Transporte: pode mudar o lugar do corpo</text:p>
          </table:table-cell>
          <table:table-cell table:style-name="Classes.A8" office:value-type="string">
            <text:p text:style-name="P17">Overdose, Bastão de madeira</text:p>
            <text:p text:style-name="P10"/>
          </table:table-cell>
          <table:table-cell table:style-name="Classes.D8" office:value-type="string">
            <text:p text:style-name="P6">Hospital</text:p>
          </table:table-cell>
        </table:table-row>
        <table:table-row>
          <table:table-cell table:style-name="Classes.A10" office:value-type="string">
            <text:p text:style-name="P1">Médium</text:p>
          </table:table-cell>
          <table:table-cell table:style-name="Classes.A10" office:value-type="string">
            <text:p text:style-name="P4">Séance: rouba uma carta de cada testemunha presente</text:p>
          </table:table-cell>
          <table:table-cell table:style-name="Classes.A10" office:value-type="string">
            <text:p text:style-name="P6">Bola de cristal, <text:span text:style-name="T5">Gás</text:span></text:p>
          </table:table-cell>
          <table:table-cell table:style-name="Classes.D10" office:value-type="string">
            <text:p text:style-name="P8">Museu</text:p>
          </table:table-cell>
        </table:table-row>
        <table:table-row>
          <table:table-cell table:style-name="Classes.A10" office:value-type="string">
            <text:p text:style-name="P1">Oráculo</text:p>
          </table:table-cell>
          <table:table-cell table:style-name="Classes.A10" office:value-type="string">
            <text:p text:style-name="P5">Bloqueio: impede uma pessoa de acusar alguém de sua escolha por um turno</text:p>
          </table:table-cell>
          <table:table-cell table:style-name="Classes.A10" office:value-type="string">
            <text:p text:style-name="P6">Bola de cristal, <text:span text:style-name="T5">Adaga Cerimonial</text:span></text:p>
          </table:table-cell>
          <table:table-cell table:style-name="Classes.D10" office:value-type="string">
            <text:p text:style-name="P8">Templo</text:p>
          </table:table-cell>
        </table:table-row>
        <table:table-row>
          <table:table-cell table:style-name="Classes.A12" office:value-type="string">
            <text:p text:style-name="P12">A<text:span text:style-name="T5">postador</text:span></text:p>
          </table:table-cell>
          <table:table-cell table:style-name="Classes.A12" office:value-type="string">
            <text:p text:style-name="P14"/>
          </table:table-cell>
          <table:table-cell table:style-name="Classes.A12" office:value-type="string">
            <text:p text:style-name="P16">Dardo, Canivete</text:p>
          </table:table-cell>
          <table:table-cell table:style-name="Classes.D12" office:value-type="string">
            <text:p text:style-name="P16">Cassino</text:p>
          </table:table-cell>
        </table:table-row>
        <table:table-row>
          <table:table-cell table:style-name="Classes.A12" office:value-type="string">
            <text:p text:style-name="P13">Atleta</text:p>
          </table:table-cell>
          <table:table-cell table:style-name="Classes.A12" office:value-type="string">
            <text:p text:style-name="P14"/>
          </table:table-cell>
          <table:table-cell table:style-name="Classes.A12" office:value-type="string">
            <text:p text:style-name="P15"><text:span text:style-name="T5">Dardo, Bastão de madeira</text:span></text:p>
          </table:table-cell>
          <table:table-cell table:style-name="Classes.D12" office:value-type="string">
            <text:p text:style-name="P16">Estádio</text:p>
          </table:table-cell>
        </table:table-row>
        <table:table-row>
          <table:table-cell table:style-name="Classes.A14" office:value-type="string">
            <text:p text:style-name="P10">Mediador</text:p>
          </table:table-cell>
          <table:table-cell table:style-name="Classes.C14" office:value-type="string">
            <text:p text:style-name="P11"><text:span text:style-name="T4">Sucesso</text:span>: <text:span text:style-name="T4">decide as condições iniciais do corpo</text:span></text:p>
          </table:table-cell>
          <table:table-cell table:style-name="Classes.C14" office:value-type="string">
            <text:p text:style-name="P3">-</text:p>
          </table:table-cell>
          <table:table-cell table:style-name="Classes.D14" office:value-type="string">
            <text:p text:style-name="P3">-</text:p>
          </table:table-cell>
        </table:table-row>
        <table:table-row>
          <table:table-cell table:style-name="Classes.A15" office:value-type="string">
            <text:p text:style-name="P2">Testemunha</text:p>
          </table:table-cell>
          <table:table-cell table:style-name="Classes.C15" office:value-type="string">
            <text:p text:style-name="P7">Jogadores condenados viram testemunhas. Têm menos cartas, porém podem defender os jogadores ainda vivos. Não podem ser acusados.</text:p>
          </table:table-cell>
          <table:table-cell table:style-name="Classes.C15" office:value-type="string">
            <text:p text:style-name="P3">-</text:p>
          </table:table-cell>
          <table:table-cell table:style-name="Classes.D15" office:value-type="string">
            <text:p text:style-name="P3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20:16:54.200000000</meta:creation-date>
    <dc:date>2018-03-23T08:00:28.603549121</dc:date>
    <meta:editing-duration>PT45M37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58" meta:word-count="195" meta:character-count="1223" meta:non-whitespace-character-count="1084"/>
  </office:meta>
</office:document-meta>
</file>